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ngs that still need to be implemented</text:p>
      <text:p text:style-name="Standard">Ranked in order of Priority</text:p>
      <text:list xml:id="list537736994" text:style-name="WWNum1">
        <text:list-item>
          <text:p text:style-name="P1">Create About Page</text:p>
        </text:list-item>
        <text:list-item>
          <text:p text:style-name="P1">Create Navigation bar</text:p>
        </text:list-item>
        <text:list-item>
          <text:p text:style-name="P1">Add Test Casing Document </text:p>
        </text:list-item>
        <text:list-item>
          <text:p text:style-name="P1">Complete Chapter 1 parsing</text:p>
        </text:list-item>
        <text:list-item>
          <text:p text:style-name="P1">Add parsing for multiple sentences</text:p>
        </text:list-item>
        <text:list-item>
          <text:p text:style-name="P1">Add Input Validation/Sanitation</text:p>
        </text:list-item>
        <text:list-item>
          <text:p text:style-name="P1">Chapters 2-23 Vocabulary</text:p>
        </text:list-item>
        <text:list-item>
          <text:p text:style-name="P1">Add User Authentication</text:p>
        </text:list-item>
        <text:list-item>
          <text:p text:style-name="P1">Add Chapters 2-23 Parsing</text:p>
        </text:list-item>
        <text:list-item>
          <text:p text:style-name="P1">N1-N5 Vocabulary</text:p>
        </text:list-item>
        <text:list-item>
          <text:p text:style-name="P1">Add N1-N5 parsing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60" meta:character-count="350" meta:non-whitespace-character-count="313"/>
    <meta:generator>LibreOfficeDev/6.0.5.2$Linux_X86_64 LibreOffice_project/</meta:generator>
  </office:meta>
</office:document-meta>
</file>